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66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66cc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0000c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0000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solid" draw:fill-color="#00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00cc33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9933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WenQuanYi Micro Hei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66ccff" draw:textarea-horizontal-align="justify" draw:textarea-vertical-align="middle" draw:auto-grow-height="false" fo:min-height="0.476cm" fo:min-width="0.9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ccff" draw:textarea-horizontal-align="justify" draw:textarea-vertical-align="middle" draw:auto-grow-height="false" fo:min-height="0.87cm" fo:min-width="0.93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66ccff" draw:textarea-horizontal-align="justify" draw:textarea-vertical-align="middle" draw:auto-grow-height="false" fo:min-height="1.385cm" fo:min-width="2.8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ffffff" draw:marker-start="" draw:marker-start-width="0.199cm" draw:marker-start-center="false" draw:marker-end="" draw:marker-end-width="0.199cm" draw:marker-end-center="false" draw:fill="solid" draw:fill-color="#0000cc" draw:textarea-horizontal-align="justify" draw:textarea-vertical-align="middle" draw:auto-grow-height="false" fo:min-height="1.596cm" fo:min-width="2.8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0.727cm" fo:min-width="1.19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0.981cm" fo:min-width="1.436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00ff" draw:textarea-horizontal-align="justify" draw:textarea-vertical-align="middle" draw:auto-grow-height="false" fo:min-height="0.981cm" fo:min-width="1.11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3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ffff" draw:textarea-horizontal-align="justify" draw:textarea-vertical-align="middle" draw:auto-grow-height="false" fo:min-height="0.88cm" fo:min-width="2.83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7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ffff" draw:textarea-horizontal-align="justify" draw:textarea-vertical-align="middle" draw:auto-grow-height="false" fo:min-height="0.607cm" fo:min-width="0.66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9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933ff" draw:textarea-horizontal-align="justify" draw:textarea-vertical-align="middle" draw:auto-grow-height="false" fo:min-height="0.52cm" fo:min-width="1.169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cc33" draw:textarea-horizontal-align="justify" draw:textarea-vertical-align="middle" draw:auto-grow-height="false" fo:min-height="0.607cm" fo:min-width="0.471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cc33" draw:textarea-horizontal-align="justify" draw:textarea-vertical-align="middle" draw:auto-grow-height="false" fo:min-height="0.878cm" fo:min-width="2.385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00cc33" draw:textarea-horizontal-align="justify" draw:textarea-vertical-align="middle" draw:auto-grow-height="false" fo:min-height="0.956cm" fo:min-width="3.664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5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6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7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9933ff" draw:textarea-horizontal-align="justify" draw:textarea-vertical-align="middle" draw:auto-grow-height="false" fo:min-height="1.949cm" fo:min-width="3.898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8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9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0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1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2" style:family="graphic">
      <style:graphic-properties draw:stroke="solid" svg:stroke-width="0cm" svg:stroke-color="#000000" draw:marker-start="" draw:marker-start-width="0.199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0" draw:name="Form1" draw:style-name="gr1"><draw:custom-shape draw:style-name="gr2" draw:text-style-name="P2" xml:id="id12" draw:id="id12" svg:width="1.41cm" svg:height="0.914cm" svg:x="7.781cm" svg:y="0.002cm"><text:p text:style-name="P1"><text:span text:style-name="T1">Start</text:span></text:p><draw:enhanced-geometry svg:viewBox="0 0 21600 21600" draw:mirror-horizontal="false" draw:mirror-vertical="false" draw:glue-points="10800 0 0 10800 10800 21600 21600 10800" draw:text-areas="0 0 21600 17150" draw:type="flowchart-off-page-connector" draw:enhanced-path="M 0 0 L 21600 0 21600 17150 10800 21600 0 17150 0 0 Z N"/></draw:custom-shape><draw:custom-shape draw:style-name="gr3" draw:text-style-name="P3" xml:id="id14" draw:id="id14" svg:width="1.433cm" svg:height="1.121cm" svg:x="7.768cm" svg:y="4.001cm"><text:p text:style-name="P1"><text:span text:style-name="T2">G</text:span><text:span text:style-name="T2">UI</text:span><text:span text:style-name="T2">-</text:span></text:p><text:p text:style-name="P1"><text:span text:style-name="T2">O</text:span><text:span text:style-name="T2">bj</text:span><text:span text:style-name="T2">ek</text:span><text:span text:style-name="T2">t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4" draw:text-style-name="P3" xml:id="id13" draw:id="id13" svg:width="3.336cm" svg:height="1.636cm" svg:x="6.802cm" svg:y="1.602cm"><text:p text:style-name="P1"><text:span text:style-name="T2">Init </text:span></text:p><text:p text:style-name="P1"><text:span text:style-name="T2">Backgroundgrid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5" draw:text-style-name="P4" xml:id="id3" draw:id="id3" svg:width="3.336cm" svg:height="1.848cm" svg:x="6.807cm" svg:y="6.158cm"><text:p text:style-name="P1"><text:span text:style-name="T2">Z</text:span><text:span text:style-name="T2">ei</text:span><text:span text:style-name="T2">c</text:span><text:span text:style-name="T2">h</text:span><text:span text:style-name="T2">n</text:span><text:span text:style-name="T2">e</text:span><text:span text:style-name="T2">n</text:span></text:p><text:p text:style-name="P1"><text:span text:style-name="T2">d</text:span><text:span text:style-name="T2">e</text:span><text:span text:style-name="T2">s</text:span></text:p><text:p text:style-name="P1"><text:span text:style-name="T2">F</text:span><text:span text:style-name="T2">el</text:span><text:span text:style-name="T2">d</text:span><text:span text:style-name="T2">e</text:span><text:span text:style-name="T2">s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5" xml:id="id1" draw:id="id1" svg:width="3.4cm" svg:height="1.952cm" svg:x="6.802cm" svg:y="12.45cm"><text:p text:style-name="P1"><text:span text:style-name="T2">Spielmodus</text:span></text:p><draw:enhanced-geometry svg:viewBox="0 0 21600 21600" draw:glue-points="10800 0 0 10800 10800 21600 21600 10800" draw:text-areas="5400 5400 16200 16200" draw:type="flowchart-decision" draw:enhanced-path="M 0 10800 L 10800 0 21600 10800 10800 21600 0 10800 Z N"/></draw:custom-shape><draw:connector draw:style-name="gr7" draw:text-style-name="P6" svg:x1="6.802cm" svg:y1="13.425cm" svg:x2="5.858cm" svg:y2="13.187cm" draw:start-shape="id1" draw:start-glue-point="5" svg:d="M6802 13425h-724v-238h-220" svg:viewBox="0 0 945 240"><text:p/></draw:connector><draw:connector draw:style-name="gr8" draw:text-style-name="P6" svg:x1="10.201cm" svg:y1="13.425cm" svg:x2="11.201cm" svg:y2="13.339cm" draw:start-shape="id1" draw:start-glue-point="7" draw:end-shape="id2" draw:end-glue-point="5" svg:d="M10201 13425h499v-86h501" svg:viewBox="0 0 1002 88"><text:p/></draw:connector><draw:custom-shape draw:style-name="gr9" draw:text-style-name="P5" xml:id="id4" draw:id="id4" svg:width="1.938cm" svg:height="1.232cm" svg:x="7.465cm" svg:y="8.569cm"><text:p text:style-name="P1"><text:span text:style-name="T2">Spi</text:span><text:span text:style-name="T2">elzu</text:span><text:span text:style-name="T2">g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0" draw:text-style-name="P6" svg:x1="8.475cm" svg:y1="8.005cm" svg:x2="8.433cm" svg:y2="8.569cm" draw:start-shape="id3" draw:start-glue-point="6" draw:end-shape="id4" draw:end-glue-point="4" svg:d="M8475 8005v282h-42v282" svg:viewBox="0 0 44 566"><text:p/></draw:connector><draw:custom-shape draw:style-name="gr11" draw:text-style-name="P5" xml:id="id5" draw:id="id5" svg:width="1.62cm" svg:height="1.232cm" svg:x="7.666cm" svg:y="10.261cm"><text:p text:style-name="P1"><text:span text:style-name="T2">Legal</text:span><text:span text:style-name="T2">er </text:span></text:p><text:p text:style-name="P1"><text:span text:style-name="T2">Zug?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2" draw:text-style-name="P6" svg:x1="8.433cm" svg:y1="9.8cm" svg:x2="8.475cm" svg:y2="10.261cm" draw:start-shape="id4" draw:start-glue-point="6" draw:end-shape="id5" draw:end-glue-point="4" svg:d="M8433 9800v231h42v230" svg:viewBox="0 0 44 462"><text:p/></draw:connector><draw:connector draw:style-name="gr13" draw:text-style-name="P6" svg:x1="8.476cm" svg:y1="11.492cm" svg:x2="8.503cm" svg:y2="12.45cm" draw:start-shape="id5" draw:start-glue-point="6" draw:end-shape="id1" draw:end-glue-point="4" svg:d="M8476 11492v480h27v478" svg:viewBox="0 0 28 960"><text:p/></draw:connector><draw:connector draw:style-name="gr14" draw:text-style-name="P6" svg:x1="9.285cm" svg:y1="10.876cm" svg:x2="10.142cm" svg:y2="7.082cm" draw:start-shape="id5" draw:start-glue-point="7" draw:end-shape="id3" draw:end-glue-point="7" svg:d="M9285 10876h1358v-3794h-501" svg:viewBox="0 0 1360 3796"><text:p/></draw:connector><draw:custom-shape draw:style-name="gr15" draw:text-style-name="P7" xml:id="id6" draw:id="id6" svg:width="3.336cm" svg:height="1.131cm" svg:x="3.666cm" svg:y="9.234cm"><text:p text:style-name="P1"><text:span text:style-name="T2">Tea</text:span><text:span text:style-name="T2">mw</text:span><text:span text:style-name="T2">ech</text:span><text:span text:style-name="T2">sel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16" draw:text-style-name="P6" svg:x1="5.332cm" svg:y1="12.725cm" svg:x2="5.332cm" svg:y2="10.365cm" draw:end-shape="id6" svg:d="M5332 12725v-2360" svg:viewBox="0 0 2 2362"><text:p/></draw:connector><draw:connector draw:style-name="gr17" draw:text-style-name="P6" xml:id="id11" draw:id="id11" svg:x1="5.334cm" svg:y1="9.234cm" svg:x2="6.807cm" svg:y2="7.082cm" draw:start-shape="id6" draw:start-glue-point="4" draw:end-shape="id3" draw:end-glue-point="5" svg:d="M5334 9234v-2152h1473" svg:viewBox="0 0 1475 2154"><text:p/></draw:connector><draw:custom-shape draw:style-name="gr18" draw:text-style-name="P7" svg:width="1.255cm" svg:height="0.925cm" svg:x="4.747cm" svg:y="12.877cm"><text:p text:style-name="P1"><text:span text:style-name="T2">Local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draw:style-name="gr19" draw:text-style-name="P8" xml:id="id9" draw:id="id9" svg:width="1.802cm" svg:height="0.832cm" svg:x="7.601cm" svg:y="15.154cm"><text:p text:style-name="P1"><text:span text:style-name="T2">AI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draw:style-name="gr20" draw:text-style-name="P9" xml:id="id2" draw:id="id2" svg:width="1.05cm" svg:height="0.925cm" svg:x="11.201cm" svg:y="12.877cm"><text:p text:style-name="P1"><text:span text:style-name="T2">LAN</text:span></text:p>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<draw:equation draw:name="f0" draw:formula="left+2540"/><draw:equation draw:name="f1" draw:formula="right-2540"/><draw:equation draw:name="f2" draw:formula="top+2540"/><draw:equation draw:name="f3" draw:formula="bottom-2540"/><draw:equation draw:name="f4" draw:formula="left+800"/><draw:equation draw:name="f5" draw:formula="right-800"/><draw:equation draw:name="f6" draw:formula="top+800"/><draw:equation draw:name="f7" draw:formula="bottom-800"/></draw:enhanced-geometry></draw:custom-shape><draw:custom-shape draw:style-name="gr21" draw:text-style-name="P9" xml:id="id7" draw:id="id7" svg:width="2.886cm" svg:height="1.13cm" svg:x="13.115cm" svg:y="12.672cm"><text:p text:style-name="P1"><text:span text:style-name="T2">Ü</text:span><text:span text:style-name="T2">be</text:span><text:span text:style-name="T2">rtr</text:span><text:span text:style-name="T2">ag</text:span><text:span text:style-name="T2">en</text:span></text:p><text:p text:style-name="P1"><text:span text:style-name="T2">D</text:span><text:span text:style-name="T2">es </text:span><text:span text:style-name="T2">F</text:span><text:span text:style-name="T2">el</text:span><text:span text:style-name="T2">de</text:span><text:span text:style-name="T2">s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22" draw:text-style-name="P6" svg:x1="12.25cm" svg:y1="13.339cm" svg:x2="13.115cm" svg:y2="13.236cm" draw:start-shape="id2" draw:start-glue-point="7" draw:end-shape="id7" draw:end-glue-point="5" svg:d="M12250 13339h432v-103h433" svg:viewBox="0 0 866 104"><text:p/></draw:connector><draw:custom-shape draw:style-name="gr23" draw:text-style-name="P9" xml:id="id8" draw:id="id8" svg:width="4.165cm" svg:height="1.207cm" svg:x="12.437cm" svg:y="10.001cm"><text:p text:style-name="P1"><text:span text:style-name="T2">W</text:span><text:span text:style-name="T2">ar</text:span><text:span text:style-name="T2">te</text:span><text:span text:style-name="T2">n </text:span><text:span text:style-name="T2">au</text:span><text:span text:style-name="T2">f </text:span><text:span text:style-name="T2">Z</text:span><text:span text:style-name="T2">ug</text:span></text:p><text:p text:style-name="P1"><text:span text:style-name="T2">D</text:span><text:span text:style-name="T2">es </text:span><text:span text:style-name="T2">G</text:span><text:span text:style-name="T2">eg</text:span><text:span text:style-name="T2">en</text:span><text:span text:style-name="T2">sp</text:span><text:span text:style-name="T2">iel</text:span><text:span text:style-name="T2">er</text:span><text:span text:style-name="T2">s</text:span></text:p><draw:enhanced-geometry svg:viewBox="0 0 21600 21600" draw:glue-points="10800 0 0 10800 10800 21600 21600 10800" draw:type="flowchart-process" draw:enhanced-path="M 0 0 L 21600 0 21600 21600 0 21600 0 0 Z N"/></draw:custom-shape><draw:connector draw:style-name="gr24" draw:text-style-name="P6" svg:x1="14.558cm" svg:y1="12.672cm" svg:x2="14.521cm" svg:y2="11.208cm" draw:start-shape="id7" draw:start-glue-point="4" draw:end-shape="id8" draw:end-glue-point="6" svg:d="M14558 12672v-730h-37v-734" svg:viewBox="0 0 39 1466"><text:p/></draw:connector><draw:connector draw:style-name="gr25" draw:text-style-name="P6" svg:x1="14.521cm" svg:y1="10.001cm" svg:x2="10.143cm" svg:y2="7.082cm" draw:start-shape="id8" draw:start-glue-point="4" draw:end-shape="id3" draw:end-glue-point="7" svg:d="M14521 10001v-2919h-4378" svg:viewBox="0 0 4380 2921"><text:p/></draw:connector><draw:connector draw:style-name="gr26" draw:text-style-name="P6" svg:x1="8.502cm" svg:y1="14.401cm" svg:x2="8.502cm" svg:y2="15.155cm" draw:start-shape="id1" draw:start-glue-point="6" draw:end-shape="id9" draw:end-glue-point="4" svg:d="M8502 14401v754" svg:viewBox="0 0 2 755"><text:p/></draw:connector><draw:custom-shape draw:style-name="gr27" draw:text-style-name="P10" xml:id="id10" draw:id="id10" svg:width="4.4cm" svg:height="2.2cm" svg:x="0.002cm" svg:y="12.002cm"><text:p text:style-name="P1"><text:span text:style-name="T3">AI-</text:span></text:p><text:p text:style-name="P1"><text:span text:style-name="T3">Zugberec</text:span><text:span text:style-name="T3">hnung</text:span></text:p><text:p text:style-name="P1"><text:span text:style-name="T3">und Zug</text:span></text:p><draw:enhanced-geometry svg:viewBox="0 0 21600 21600" draw:type="rectangle" draw:enhanced-path="M 0 0 L 21600 0 21600 21600 0 21600 0 0 Z N"/></draw:custom-shape><draw:connector draw:style-name="gr28" draw:text-style-name="P6" svg:x1="7.602cm" svg:y1="15.57cm" svg:x2="2.202cm" svg:y2="14.201cm" draw:start-shape="id9" draw:start-glue-point="5" draw:end-shape="id10" draw:end-glue-point="2" svg:d="M7602 15570h-5400v-1369" svg:viewBox="0 0 5401 1371"><text:p/></draw:connector><draw:connector draw:style-name="gr29" draw:text-style-name="P6" svg:x1="2.202cm" svg:y1="12.002cm" svg:x2="5.335cm" svg:y2="7.082cm" draw:start-shape="id10" draw:start-glue-point="0" draw:end-shape="id11" draw:end-glue-point="0" svg:d="M2202 12002v-4920h3133" svg:viewBox="0 0 3134 4921"><text:p/></draw:connector><draw:connector draw:style-name="gr30" draw:text-style-name="P6" svg:x1="8.486cm" svg:y1="0.916cm" svg:x2="8.47cm" svg:y2="1.603cm" draw:start-shape="id12" draw:start-glue-point="6" draw:end-shape="id13" draw:end-glue-point="4" svg:d="M8486 916v344h-16v343" svg:viewBox="0 0 18 688"><text:p/></draw:connector><draw:connector draw:style-name="gr31" draw:text-style-name="P6" svg:x1="8.47cm" svg:y1="3.237cm" svg:x2="8.484cm" svg:y2="4.001cm" draw:start-shape="id13" draw:start-glue-point="6" draw:end-shape="id14" draw:end-glue-point="4" svg:d="M8470 3237v381h14v383" svg:viewBox="0 0 16 766"><text:p/></draw:connector><draw:connector draw:style-name="gr32" draw:text-style-name="P6" svg:x1="8.485cm" svg:y1="5.121cm" svg:x2="8.476cm" svg:y2="6.158cm" draw:start-shape="id14" draw:start-glue-point="6" draw:end-shape="id3" draw:end-glue-point="4" svg:d="M8485 5121v518h-9v519" svg:viewBox="0 0 11 1039"><text:p/></draw:connector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2T20:18:33.831325653</meta:creation-date>
    <dc:date>2018-01-27T15:29:09.959245659</dc:date>
    <meta:editing-duration>PT1M4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